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0035in"/>
    </style:style>
    <style:style style:name="co6" style:family="table-column">
      <style:table-column-properties fo:break-before="auto" style:column-width="0.859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8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font-name="Times New Roman" fo:font-size="11pt" style:font-size-asian="11pt" style:font-size-complex="11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b_Resul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3" table:number-columns-repeated="3" table:default-cell-style-name="ce3"/>
        <table:table-column table:style-name="co6" table:default-cell-style-name="ce3"/>
        <table:table-column table:style-name="co3" table:number-columns-repeated="14" table:default-cell-style-name="ce3"/>
        <table:table-column table:style-name="co7" table:number-columns-repeated="1001" table:default-cell-style-name="ce2"/>
        <table:table-row table:style-name="ro1"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>
            <text:p>ExamID</text:p>
          </table:table-cell>
          <table:table-cell table:style-name="ce1" office:value-type="string" calcext:value-type="string">
            <text:p>TabulationSerial</text:p>
          </table:table-cell>
          <table:table-cell table:style-name="ce1" office:value-type="string" calcext:value-type="string">
            <text:p>StudentID</text:p>
          </table:table-cell>
          <table:table-cell table:style-name="ce1" office:value-type="string" calcext:value-type="string">
            <text:p>StudentName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HallID</text:p>
          </table:table-cell>
          <table:table-cell table:style-name="ce1" office:value-type="string" calcext:value-type="string">
            <text:p>HallName</text:p>
          </table:table-cell>
          <table:table-cell table:style-name="ce1" office:value-type="string" calcext:value-type="string">
            <text:p>CourseNo</text:p>
          </table:table-cell>
          <table:table-cell table:style-name="ce1" office:value-type="string" calcext:value-type="string">
            <text:p>CourseID</text:p>
          </table:table-cell>
          <table:table-cell table:style-name="ce1" office:value-type="string" calcext:value-type="string">
            <text:p>CourseTitle</text:p>
          </table:table-cell>
          <table:table-cell table:style-name="ce1" office:value-type="string" calcext:value-type="string">
            <text:p>Credit</text:p>
          </table:table-cell>
          <table:table-cell table:style-name="ce1" office:value-type="string" calcext:value-type="string">
            <text:p>StudentIDSerial</text:p>
          </table:table-cell>
          <table:table-cell table:style-name="ce1" office:value-type="string" calcext:value-type="string">
            <text:p>CATM</text:p>
          </table:table-cell>
          <table:table-cell table:style-name="ce1" office:value-type="string" calcext:value-type="string">
            <text:p>FEM</text:p>
          </table:table-cell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LG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PS</text:p>
          </table:table-cell>
          <table:table-cell table:style-name="ce1" office:value-type="string" calcext:value-type="string">
            <text:p>TotalMarks</text:p>
          </table:table-cell>
          <table:table-cell table:style-name="ce1" office:value-type="string" calcext:value-type="string">
            <text:p>TCE</text:p>
          </table:table-cell>
          <table:table-cell table:style-name="ce1" office:value-type="string" calcext:value-type="string">
            <text:p>TPS</text:p>
          </table:table-cell>
          <table:table-cell table:style-name="ce1" office:value-type="string" calcext:value-type="string">
            <text:p>GPA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CourseType</text:p>
          </table:table-cell>
          <table:table-cell table:style-name="ce1" office:value-type="string" calcext:value-type="string">
            <text:p>ExamName</text:p>
          </table:table-cell>
          <table:table-cell table:style-name="ce1" office:value-type="string" calcext:value-type="string">
            <text:p>ExamHeldIn</text:p>
          </table:table-cell>
          <table:table-cell table:style-name="ce1" office:value-type="string" calcext:value-type="string">
            <text:p>ExamChairman</text:p>
          </table:table-cell>
          <table:table-cell table:style-name="ce1" office:value-type="string" calcext:value-type="string">
            <text:p>CourseLast3Digit</text:p>
          </table:table-cell>
          <table:table-cell table:style-name="ce1" office:value-type="string" calcext:value-type="string">
            <text:p>DepartmentID</text:p>
          </table:table-cell>
          <table:table-cell table:style-name="ce1" office:value-type="string" calcext:value-type="string">
            <text:p>Faculty</text:p>
          </table:table-cell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TCO</text:p>
          </table:table-cell>
          <table:table-cell table:style-name="ce1" office:value-type="string" calcext:value-type="string">
            <text:p>ExamType</text:p>
          </table:table-cell>
          <table:table-cell table:style-name="ce1" table:number-columns-repeated="989"/>
        </table:table-row>
        <table:table-row table:style-name="ro1">
          <table:table-cell table:style-name="ce2" table:formula="of:=CONCATENATE([.B2];[.C2];[.I2])" office:value-type="string" office:string-value="5SBS15u01CSE500" calcext:value-type="string">
            <text:p>5SBS15u01CSE500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00</text:p>
          </table:table-cell>
          <table:table-cell table:style-name="ce2" office:value-type="string" calcext:value-type="string">
            <text:p>13B5200</text:p>
          </table:table-cell>
          <table:table-cell table:style-name="ce2" office:value-type="string" calcext:value-type="string">
            <text:p>Project on Database System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00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3];[.C3];[.I3])" office:value-type="string" office:string-value="5SBS15u01CSE511" calcext:value-type="string">
            <text:p>5SBS15u01CSE51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1</text:p>
          </table:table-cell>
          <table:table-cell table:style-name="ce2" office:value-type="string" calcext:value-type="string">
            <text:p>13B5111</text:p>
          </table:table-cell>
          <table:table-cell table:style-name="ce2" office:value-type="string" calcext:value-type="string">
            <text:p>Operating System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4];[.C4];[.I4])" office:value-type="string" office:string-value="5SBS15u01CSE512" calcext:value-type="string">
            <text:p>5SBS15u01CSE512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2</text:p>
          </table:table-cell>
          <table:table-cell table:style-name="ce2" office:value-type="string" calcext:value-type="string">
            <text:p>13B5212</text:p>
          </table:table-cell>
          <table:table-cell table:style-name="ce2" office:value-type="string" calcext:value-type="string">
            <text:p>Operating Systems La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-</text:p>
          </table:table-cell>
          <table:table-cell table:number-columns-repeated="2" table:style-name="ce2" office:value-type="float" office:value="2.75" calcext:value-type="float">
            <text:p>2.7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2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5];[.C5];[.I5])" office:value-type="string" office:string-value="5SBS15u01CSE513" calcext:value-type="string">
            <text:p>5SBS15u01CSE513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3</text:p>
          </table:table-cell>
          <table:table-cell table:style-name="ce2" office:value-type="string" calcext:value-type="string">
            <text:p>13B5113</text:p>
          </table:table-cell>
          <table:table-cell table:style-name="ce2" office:value-type="string" calcext:value-type="string">
            <text:p>Data Communicat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.67" calcext:value-type="float">
            <text:p>12.6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3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6];[.C6];[.I6])" office:value-type="string" office:string-value="5SBS15u01CSE514" calcext:value-type="string">
            <text:p>5SBS15u01CSE514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4</text:p>
          </table:table-cell>
          <table:table-cell table:style-name="ce2" office:value-type="string" calcext:value-type="string">
            <text:p>13B5214</text:p>
          </table:table-cell>
          <table:table-cell table:style-name="ce2" office:value-type="string" calcext:value-type="string">
            <text:p>Data Communication La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+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4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7];[.C7];[.I7])" office:value-type="string" office:string-value="5SBS15u01CSE515" calcext:value-type="string">
            <text:p>5SBS15u01CSE515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5</text:p>
          </table:table-cell>
          <table:table-cell table:style-name="ce2" office:value-type="string" calcext:value-type="string">
            <text:p>13B5115</text:p>
          </table:table-cell>
          <table:table-cell table:style-name="ce2" office:value-type="string" calcext:value-type="string">
            <text:p>Software Engineering &amp; Information System Desig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6.25" calcext:value-type="float">
            <text:p>26.2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C+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5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8];[.C8];[.I8])" office:value-type="string" office:string-value="5SBS15u01CSE516" calcext:value-type="string">
            <text:p>5SBS15u01CSE516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6</text:p>
          </table:table-cell>
          <table:table-cell table:style-name="ce2" office:value-type="string" calcext:value-type="string">
            <text:p>13B5216</text:p>
          </table:table-cell>
          <table:table-cell table:style-name="ce2" office:value-type="string" calcext:value-type="string">
            <text:p>Software Engineering &amp; Information System Design Lab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-</text:p>
          </table:table-cell>
          <table:table-cell table:number-columns-repeated="2" table:style-name="ce2" office:value-type="float" office:value="2.75" calcext:value-type="float">
            <text:p>2.7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6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9];[.C9];[.I9])" office:value-type="string" office:string-value="5SBS15u01CSE517" calcext:value-type="string">
            <text:p>5SBS15u01CSE517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7</text:p>
          </table:table-cell>
          <table:table-cell table:style-name="ce2" office:value-type="string" calcext:value-type="string">
            <text:p>13B5117</text:p>
          </table:table-cell>
          <table:table-cell table:style-name="ce2" office:value-type="string" calcext:value-type="string">
            <text:p>Computer Architec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5.25" calcext:value-type="float">
            <text:p>35.2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8.25" calcext:value-type="float">
            <text:p>8.2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0];[.C10];[.I10])" office:value-type="string" office:string-value="5SBS15u01ECON581" calcext:value-type="string">
            <text:p>5SBS15u01ECON58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ECON581</text:p>
          </table:table-cell>
          <table:table-cell table:style-name="ce2" office:value-type="string" calcext:value-type="string">
            <text:p>13B5181</text:p>
          </table:table-cell>
          <table:table-cell table:style-name="ce2" office:value-type="string" calcext:value-type="string">
            <text:p>Economi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B+</text:p>
          </table:table-cell>
          <table:table-cell table:style-name="ce2" office:value-type="float" office:value="3.25" calcext:value-type="float">
            <text:p>3.25</text:p>
          </table:table-cell>
          <table:table-cell table:style-name="ce2" office:value-type="float" office:value="9.75" calcext:value-type="float">
            <text:p>9.75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8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1];[.C11];[.I11])" office:value-type="string" office:string-value="5SBS15u01ACCO591" calcext:value-type="string">
            <text:p>5SBS15u01ACCO59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1</text:p>
          </table:table-cell>
          <table:table-cell table:style-name="ce4" office:value-type="string" calcext:value-type="string">
            <text:p>137010XX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ACCO591</text:p>
          </table:table-cell>
          <table:table-cell table:style-name="ce2" office:value-type="string" calcext:value-type="string">
            <text:p>13B5191</text:p>
          </table:table-cell>
          <table:table-cell table:style-name="ce2" office:value-type="string" calcext:value-type="string">
            <text:p>Basic Principles of Accounting &amp; Managemen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61.5" calcext:value-type="float">
            <text:p>61.5</text:p>
          </table:table-cell>
          <table:table-cell table:style-name="ce2" office:value-type="float" office:value="2.79545454545455" calcext:value-type="float">
            <text:p>2.79545454545455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9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2];[.C12];[.I12])" office:value-type="string" office:string-value="5SBS15u02CSE500" calcext:value-type="string">
            <text:p>5SBS15u02CSE500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00</text:p>
          </table:table-cell>
          <table:table-cell table:style-name="ce2" office:value-type="string" calcext:value-type="string">
            <text:p>13B5200</text:p>
          </table:table-cell>
          <table:table-cell table:style-name="ce2" office:value-type="string" calcext:value-type="string">
            <text:p>Project on Database Systems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-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00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3];[.C13];[.I13])" office:value-type="string" office:string-value="5SBS15u02CSE511" calcext:value-type="string">
            <text:p>5SBS15u02CSE51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1</text:p>
          </table:table-cell>
          <table:table-cell table:style-name="ce2" office:value-type="string" calcext:value-type="string">
            <text:p>13B5111</text:p>
          </table:table-cell>
          <table:table-cell table:style-name="ce2" office:value-type="string" calcext:value-type="string">
            <text:p>Operating System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4];[.C14];[.I14])" office:value-type="string" office:string-value="5SBS15u02CSE512" calcext:value-type="string">
            <text:p>5SBS15u02CSE512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2</text:p>
          </table:table-cell>
          <table:table-cell table:style-name="ce2" office:value-type="string" calcext:value-type="string">
            <text:p>13B5212</text:p>
          </table:table-cell>
          <table:table-cell table:style-name="ce2" office:value-type="string" calcext:value-type="string">
            <text:p>Operating Systems La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-</text:p>
          </table:table-cell>
          <table:table-cell table:number-columns-repeated="2" table:style-name="ce2" office:value-type="float" office:value="2.75" calcext:value-type="float">
            <text:p>2.7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2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5];[.C15];[.I15])" office:value-type="string" office:string-value="5SBS15u02CSE513" calcext:value-type="string">
            <text:p>5SBS15u02CSE513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3</text:p>
          </table:table-cell>
          <table:table-cell table:style-name="ce2" office:value-type="string" calcext:value-type="string">
            <text:p>13B5113</text:p>
          </table:table-cell>
          <table:table-cell table:style-name="ce2" office:value-type="string" calcext:value-type="string">
            <text:p>Data Communicati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.17" calcext:value-type="float">
            <text:p>14.17</text:p>
          </table:table-cell>
          <table:table-cell table:style-name="ce2" office:value-type="float" office:value="17.5" calcext:value-type="float">
            <text:p>17.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3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6];[.C16];[.I16])" office:value-type="string" office:string-value="5SBS15u02CSE514" calcext:value-type="string">
            <text:p>5SBS15u02CSE514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4</text:p>
          </table:table-cell>
          <table:table-cell table:style-name="ce2" office:value-type="string" calcext:value-type="string">
            <text:p>13B5214</text:p>
          </table:table-cell>
          <table:table-cell table:style-name="ce2" office:value-type="string" calcext:value-type="string">
            <text:p>Data Communication La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B+</text:p>
          </table:table-cell>
          <table:table-cell table:number-columns-repeated="2" table:style-name="ce2" office:value-type="float" office:value="3.25" calcext:value-type="float">
            <text:p>3.2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4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7];[.C17];[.I17])" office:value-type="string" office:string-value="5SBS15u02CSE515" calcext:value-type="string">
            <text:p>5SBS15u02CSE515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5</text:p>
          </table:table-cell>
          <table:table-cell table:style-name="ce2" office:value-type="string" calcext:value-type="string">
            <text:p>13B5115</text:p>
          </table:table-cell>
          <table:table-cell table:style-name="ce2" office:value-type="string" calcext:value-type="string">
            <text:p>Software Engineering &amp; Information System Desig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37.5" calcext:value-type="float">
            <text:p>37.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5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8];[.C18];[.I18])" office:value-type="string" office:string-value="5SBS15u02CSE516" calcext:value-type="string">
            <text:p>5SBS15u02CSE516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6</text:p>
          </table:table-cell>
          <table:table-cell table:style-name="ce2" office:value-type="string" calcext:value-type="string">
            <text:p>13B5216</text:p>
          </table:table-cell>
          <table:table-cell table:style-name="ce2" office:value-type="string" calcext:value-type="string">
            <text:p>Software Engineering &amp; Information System Design Lab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9" calcext:value-type="float">
            <text:p>-9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A-</text:p>
          </table:table-cell>
          <table:table-cell table:number-columns-repeated="2" table:style-name="ce2" office:value-type="float" office:value="3.5" calcext:value-type="float">
            <text:p>3.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6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19];[.C19];[.I19])" office:value-type="string" office:string-value="5SBS15u02CSE517" calcext:value-type="string">
            <text:p>5SBS15u02CSE517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CSE517</text:p>
          </table:table-cell>
          <table:table-cell table:style-name="ce2" office:value-type="string" calcext:value-type="string">
            <text:p>13B5117</text:p>
          </table:table-cell>
          <table:table-cell table:style-name="ce2" office:value-type="string" calcext:value-type="string">
            <text:p>Computer Architectur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20];[.C20];[.I20])" office:value-type="string" office:string-value="5SBS15u02ECON581" calcext:value-type="string">
            <text:p>5SBS15u02ECON58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ECON581</text:p>
          </table:table-cell>
          <table:table-cell table:style-name="ce2" office:value-type="string" calcext:value-type="string">
            <text:p>13B5181</text:p>
          </table:table-cell>
          <table:table-cell table:style-name="ce2" office:value-type="string" calcext:value-type="string">
            <text:p>Economic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.5" calcext:value-type="float">
            <text:p>16.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string" calcext:value-type="string">
            <text:p>B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8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21];[.C21];[.I21])" office:value-type="string" office:string-value="5SBS15u02ACCO591" calcext:value-type="string">
            <text:p>5SBS15u02ACCO591</text:p>
          </table:table-cell>
          <table:table-cell table:style-name="ce2" office:value-type="string" calcext:value-type="string">
            <text:p>5SBS15u</text:p>
          </table:table-cell>
          <table:table-cell table:style-name="ce4" office:value-type="string" calcext:value-type="string">
            <text:p>02</text:p>
          </table:table-cell>
          <table:table-cell table:style-name="ce4" office:value-type="string" calcext:value-type="string">
            <text:p>137010YY</text:p>
          </table:table-cell>
          <table:table-cell table:style-name="ce5" office:value-type="string" calcext:value-type="string">
            <text:p>Student Name Removed</text:p>
          </table:table-cell>
          <table:table-cell table:style-name="ce2" office:value-type="string" calcext:value-type="string">
            <text:p>2012-2013</text:p>
          </table:table-cell>
          <table:table-cell table:style-name="ce2" office:value-type="string" calcext:value-type="string">
            <text:p>16SAR</text:p>
          </table:table-cell>
          <table:table-cell table:style-name="ce2" office:value-type="string" calcext:value-type="string">
            <text:p>Shaheed Abdur Rab</text:p>
          </table:table-cell>
          <table:table-cell table:style-name="ce2" office:value-type="string" calcext:value-type="string">
            <text:p>ACCO591</text:p>
          </table:table-cell>
          <table:table-cell table:style-name="ce2" office:value-type="string" calcext:value-type="string">
            <text:p>13B5191</text:p>
          </table:table-cell>
          <table:table-cell table:style-name="ce2" office:value-type="string" calcext:value-type="string">
            <text:p>Basic Principles of Accounting &amp; Management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-</text:p>
          </table:table-cell>
          <table:table-cell table:style-name="ce2" office:value-type="float" office:value="2.75" calcext:value-type="float">
            <text:p>2.75</text:p>
          </table:table-cell>
          <table:table-cell table:style-name="ce2" office:value-type="float" office:value="5.5" calcext:value-type="float">
            <text:p>5.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.5" calcext:value-type="float">
            <text:p>2.5</text:p>
          </table:table-cell>
          <table:table-cell table:style-name="ce4" office:value-type="string" calcext:value-type="string">
            <text:p>51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ory</text:p>
          </table:table-cell>
          <table:table-cell office:value-type="string" calcext:value-type="string">
            <text:p>5th Semester BSc Engineering Special Examination 2015</text:p>
          </table:table-cell>
          <table:table-cell table:style-name="ce4" office:value-type="string" calcext:value-type="string">
            <text:p>September 2019</text:p>
          </table:table-cell>
          <table:table-cell office:value-type="string" calcext:value-type="string">
            <text:p>Professor Name Removed</text:p>
          </table:table-cell>
          <table:table-cell table:style-name="ce4" office:value-type="string" calcext:value-type="string">
            <text:p>591</text:p>
          </table:table-cell>
          <table:table-cell office:value-type="string" calcext:value-type="string">
            <text:p>Computer Science &amp; Engineering</text:p>
          </table:table-cell>
          <table:table-cell office:value-type="string" calcext:value-type="string">
            <text:p>Faculty of Engineering</text:p>
          </table:table-cell>
          <table:table-cell office:value-type="string" calcext:value-type="string">
            <text:p>BS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pdated</text:p>
          </table:table-cell>
          <table:table-cell table:number-columns-repeated="989"/>
        </table:table-row>
        <table:table-row table:style-name="ro1">
          <table:table-cell table:style-name="ce2" table:formula="of:=CONCATENATE([.B22];[.C22];[.I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];[.C23];[.I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];[.C24];[.I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];[.C25];[.I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];[.C26];[.I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];[.C27];[.I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];[.C28];[.I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];[.C29];[.I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];[.C30];[.I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];[.C31];[.I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];[.C32];[.I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];[.C33];[.I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4];[.C34];[.I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5];[.C35];[.I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];[.C36];[.I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7];[.C37];[.I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8];[.C38];[.I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];[.C39];[.I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];[.C40];[.I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];[.C41];[.I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];[.C42];[.I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];[.C43];[.I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];[.C44];[.I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];[.C45];[.I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6];[.C46];[.I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7];[.C47];[.I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8];[.C48];[.I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9];[.C49];[.I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0];[.C50];[.I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1];[.C51];[.I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2];[.C52];[.I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3];[.C53];[.I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4];[.C54];[.I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5];[.C55];[.I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56];[.C56];[.I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7];[.C57];[.I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8];[.C58];[.I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59];[.C59];[.I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0];[.C60];[.I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1];[.C61];[.I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2];[.C62];[.I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3];[.C63];[.I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4];[.C64];[.I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65];[.C65];[.I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6];[.C66];[.I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7];[.C67];[.I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8];[.C68];[.I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69];[.C69];[.I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0];[.C70];[.I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1];[.C71];[.I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2];[.C72];[.I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3];[.C73];[.I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4];[.C74];[.I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5];[.C75];[.I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6];[.C76];[.I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7];[.C77];[.I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78];[.C78];[.I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79];[.C79];[.I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0];[.C80];[.I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1];[.C81];[.I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2];[.C82];[.I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3];[.C83];[.I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4];[.C84];[.I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5];[.C85];[.I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6];[.C86];[.I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87];[.C87];[.I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8];[.C88];[.I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89];[.C89];[.I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0];[.C90];[.I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1];[.C91];[.I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2];[.C92];[.I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3];[.C93];[.I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4];[.C94];[.I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5];[.C95];[.I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6];[.C96];[.I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7];[.C97];[.I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98];[.C98];[.I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99];[.C99];[.I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0];[.C100];[.I1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1];[.C101];[.I1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2];[.C102];[.I1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3];[.C103];[.I1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4];[.C104];[.I1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5];[.C105];[.I1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6];[.C106];[.I1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7];[.C107];[.I1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08];[.C108];[.I1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09];[.C109];[.I1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0];[.C110];[.I1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1];[.C111];[.I1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2];[.C112];[.I1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3];[.C113];[.I1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4];[.C114];[.I1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5];[.C115];[.I1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6];[.C116];[.I1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17];[.C117];[.I1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8];[.C118];[.I1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19];[.C119];[.I1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0];[.C120];[.I1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1];[.C121];[.I1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2];[.C122];[.I1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3];[.C123];[.I1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4];[.C124];[.I1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5];[.C125];[.I1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6];[.C126];[.I1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7];[.C127];[.I1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28];[.C128];[.I1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29];[.C129];[.I1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0];[.C130];[.I1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1];[.C131];[.I1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2];[.C132];[.I1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3];[.C133];[.I1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4];[.C134];[.I1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5];[.C135];[.I1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6];[.C136];[.I1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37];[.C137];[.I1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8];[.C138];[.I1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39];[.C139];[.I1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0];[.C140];[.I1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1];[.C141];[.I1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2];[.C142];[.I1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3];[.C143];[.I1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4];[.C144];[.I1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5];[.C145];[.I1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46];[.C146];[.I1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7];[.C147];[.I1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8];[.C148];[.I1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49];[.C149];[.I1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0];[.C150];[.I1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1];[.C151];[.I1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2];[.C152];[.I1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3];[.C153];[.I1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4];[.C154];[.I1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55];[.C155];[.I1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6];[.C156];[.I1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7];[.C157];[.I1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8];[.C158];[.I1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59];[.C159];[.I1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0];[.C160];[.I1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1];[.C161];[.I1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2];[.C162];[.I1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3];[.C163];[.I1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4];[.C164];[.I1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5];[.C165];[.I1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6];[.C166];[.I1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7];[.C167];[.I1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68];[.C168];[.I1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69];[.C169];[.I1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70];[.C170];[.I1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1];[.C171];[.I1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72];[.C172];[.I1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173];[.C173];[.I1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4];[.C174];[.I1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5];[.C175];[.I1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6];[.C176];[.I1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77];[.C177];[.I1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78];[.C178];[.I1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79];[.C179];[.I1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0];[.C180];[.I1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1];[.C181];[.I1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2];[.C182];[.I1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3];[.C183];[.I1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4];[.C184];[.I1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5];[.C185];[.I1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6];[.C186];[.I1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7];[.C187];[.I1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88];[.C188];[.I1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89];[.C189];[.I1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0];[.C190];[.I1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1];[.C191];[.I1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2];[.C192];[.I1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3];[.C193];[.I1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4];[.C194];[.I1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5];[.C195];[.I1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6];[.C196];[.I1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7];[.C197];[.I1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198];[.C198];[.I1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199];[.C199];[.I1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0];[.C200];[.I2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1];[.C201];[.I2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2];[.C202];[.I2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3];[.C203];[.I2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4];[.C204];[.I2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5];[.C205];[.I2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6];[.C206];[.I2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07];[.C207];[.I2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8];[.C208];[.I2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09];[.C209];[.I2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0];[.C210];[.I2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1];[.C211];[.I2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2];[.C212];[.I2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3];[.C213];[.I2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4];[.C214];[.I2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5];[.C215];[.I2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6];[.C216];[.I2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7];[.C217];[.I2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18];[.C218];[.I2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19];[.C219];[.I2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0];[.C220];[.I2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1];[.C221];[.I2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2];[.C222];[.I2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3];[.C223];[.I2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4];[.C224];[.I2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5];[.C225];[.I2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6];[.C226];[.I2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27];[.C227];[.I2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8];[.C228];[.I2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29];[.C229];[.I2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0];[.C230];[.I2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1];[.C231];[.I2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2];[.C232];[.I2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3];[.C233];[.I2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4];[.C234];[.I2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5];[.C235];[.I2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36];[.C236];[.I2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7];[.C237];[.I2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8];[.C238];[.I2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39];[.C239];[.I2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0];[.C240];[.I2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1];[.C241];[.I2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2];[.C242];[.I2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3];[.C243];[.I2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4];[.C244];[.I2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45];[.C245];[.I2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6];[.C246];[.I2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7];[.C247];[.I2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8];[.C248];[.I2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49];[.C249];[.I2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0];[.C250];[.I2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1];[.C251];[.I2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2];[.C252];[.I2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3];[.C253];[.I2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4];[.C254];[.I2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5];[.C255];[.I2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6];[.C256];[.I2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7];[.C257];[.I2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58];[.C258];[.I2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59];[.C259];[.I2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0];[.C260];[.I2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1];[.C261];[.I2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2];[.C262];[.I2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3];[.C263];[.I2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4];[.C264];[.I2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5];[.C265];[.I2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6];[.C266];[.I2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67];[.C267];[.I2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8];[.C268];[.I2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69];[.C269];[.I2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0];[.C270];[.I2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1];[.C271];[.I2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2];[.C272];[.I2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3];[.C273];[.I2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4];[.C274];[.I2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5];[.C275];[.I2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6];[.C276];[.I2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7];[.C277];[.I2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78];[.C278];[.I2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79];[.C279];[.I2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0];[.C280];[.I2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1];[.C281];[.I2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2];[.C282];[.I2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3];[.C283];[.I2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4];[.C284];[.I2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5];[.C285];[.I2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6];[.C286];[.I2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7];[.C287];[.I2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88];[.C288];[.I2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89];[.C289];[.I2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0];[.C290];[.I2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1];[.C291];[.I2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2];[.C292];[.I2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3];[.C293];[.I2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4];[.C294];[.I2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5];[.C295];[.I2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6];[.C296];[.I2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297];[.C297];[.I2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8];[.C298];[.I2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299];[.C299];[.I2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0];[.C300];[.I3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1];[.C301];[.I3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2];[.C302];[.I3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3];[.C303];[.I3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4];[.C304];[.I3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5];[.C305];[.I3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6];[.C306];[.I3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7];[.C307];[.I3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08];[.C308];[.I3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09];[.C309];[.I3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0];[.C310];[.I3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1];[.C311];[.I3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2];[.C312];[.I3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3];[.C313];[.I3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4];[.C314];[.I3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5];[.C315];[.I3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6];[.C316];[.I3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17];[.C317];[.I3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8];[.C318];[.I3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19];[.C319];[.I3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0];[.C320];[.I3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1];[.C321];[.I3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2];[.C322];[.I3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3];[.C323];[.I3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4];[.C324];[.I3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5];[.C325];[.I3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26];[.C326];[.I3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7];[.C327];[.I3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8];[.C328];[.I3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29];[.C329];[.I3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0];[.C330];[.I3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1];[.C331];[.I3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2];[.C332];[.I3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3];[.C333];[.I3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4];[.C334];[.I3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35];[.C335];[.I3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6];[.C336];[.I3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7];[.C337];[.I3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8];[.C338];[.I3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39];[.C339];[.I3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0];[.C340];[.I3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1];[.C341];[.I3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2];[.C342];[.I3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3];[.C343];[.I3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4];[.C344];[.I3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5];[.C345];[.I3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6];[.C346];[.I3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7];[.C347];[.I3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48];[.C348];[.I3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49];[.C349];[.I3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0];[.C350];[.I3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1];[.C351];[.I3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2];[.C352];[.I3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3];[.C353];[.I3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4];[.C354];[.I3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5];[.C355];[.I3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6];[.C356];[.I3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57];[.C357];[.I3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8];[.C358];[.I3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59];[.C359];[.I3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0];[.C360];[.I3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61];[.C361];[.I3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62];[.C362];[.I36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3];[.C363];[.I36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4];[.C364];[.I36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5];[.C365];[.I36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6];[.C366];[.I36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67];[.C367];[.I36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68];[.C368];[.I36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5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69];[.C369];[.I36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70];[.C370];[.I37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style-name="ce4"/>
          <table:table-cell table:number-columns-repeated="1000"/>
        </table:table-row>
        <table:table-row table:style-name="ro1">
          <table:table-cell table:style-name="ce2" table:formula="of:=CONCATENATE([.B371];[.C371];[.I37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2];[.C372];[.I37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3];[.C373];[.I37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4];[.C374];[.I37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5];[.C375];[.I37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76];[.C376];[.I37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77];[.C377];[.I37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78];[.C378];[.I37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79];[.C379];[.I37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0];[.C380];[.I38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1];[.C381];[.I38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2];[.C382];[.I38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3];[.C383];[.I38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4];[.C384];[.I38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5];[.C385];[.I38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6];[.C386];[.I38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87];[.C387];[.I38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8];[.C388];[.I38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89];[.C389];[.I38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0];[.C390];[.I39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1];[.C391];[.I39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2];[.C392];[.I39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3];[.C393];[.I39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4];[.C394];[.I39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5];[.C395];[.I39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6];[.C396];[.I39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7];[.C397];[.I39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398];[.C398];[.I39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399];[.C399];[.I39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0];[.C400];[.I40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1];[.C401];[.I40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2];[.C402];[.I40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3];[.C403];[.I40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4];[.C404];[.I40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5];[.C405];[.I40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6];[.C406];[.I40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07];[.C407];[.I40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8];[.C408];[.I40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09];[.C409];[.I40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0];[.C410];[.I41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1];[.C411];[.I41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2];[.C412];[.I41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3];[.C413];[.I41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4];[.C414];[.I41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5];[.C415];[.I41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16];[.C416];[.I41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7];[.C417];[.I41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8];[.C418];[.I41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19];[.C419];[.I41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0];[.C420];[.I42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1];[.C421];[.I42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2];[.C422];[.I42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3];[.C423];[.I42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4];[.C424];[.I42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25];[.C425];[.I42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6];[.C426];[.I42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7];[.C427];[.I42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8];[.C428];[.I42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29];[.C429];[.I42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0];[.C430];[.I43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1];[.C431];[.I43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2];[.C432];[.I43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3];[.C433];[.I43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4];[.C434];[.I43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5];[.C435];[.I43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6];[.C436];[.I43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7];[.C437];[.I43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38];[.C438];[.I43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39];[.C439];[.I43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0];[.C440];[.I44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1];[.C441];[.I44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2];[.C442];[.I44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3];[.C443];[.I44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4];[.C444];[.I44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5];[.C445];[.I44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6];[.C446];[.I44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47];[.C447];[.I44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8];[.C448];[.I44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49];[.C449];[.I44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0];[.C450];[.I45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1];[.C451];[.I45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2];[.C452];[.I452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3];[.C453];[.I453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4];[.C454];[.I454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5];[.C455];[.I455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6];[.C456];[.I456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7];[.C457];[.I457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58];[.C458];[.I458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59];[.C459];[.I459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60];[.C460];[.I460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1001"/>
        </table:table-row>
        <table:table-row table:style-name="ro1">
          <table:table-cell table:style-name="ce2" table:formula="of:=CONCATENATE([.B461];[.C461];[.I461])">
            <text:p/>
          </table:table-cell>
          <table:table-cell table:style-name="ce2"/>
          <table:table-cell table:style-name="ce4" table:number-columns-repeated="2"/>
          <table:table-cell table:style-name="ce5"/>
          <table:table-cell table:style-name="ce2" table:number-columns-repeated="18"/>
          <table:table-cell table:number-columns-repeated="6"/>
          <table:table-cell table:style-name="ce4"/>
          <table:table-cell table:number-columns-repeated="994"/>
        </table:table-row>
        <table:table-row table:style-name="ro1">
          <table:table-cell table:style-name="ce2" table:formula="of:=CONCATENATE([.B462];[.C462];[.I46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3];[.C463];[.I46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4];[.C464];[.I46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5];[.C465];[.I46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6];[.C466];[.I46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7];[.C467];[.I46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8];[.C468];[.I46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69];[.C469];[.I46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0];[.C470];[.I47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1];[.C471];[.I47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2];[.C472];[.I47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3];[.C473];[.I47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4];[.C474];[.I47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5];[.C475];[.I47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6];[.C476];[.I47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7];[.C477];[.I47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8];[.C478];[.I47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79];[.C479];[.I47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0];[.C480];[.I48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1];[.C481];[.I48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2];[.C482];[.I48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3];[.C483];[.I48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4];[.C484];[.I48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5];[.C485];[.I48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6];[.C486];[.I48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7];[.C487];[.I48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8];[.C488];[.I48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89];[.C489];[.I48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0];[.C490];[.I49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1];[.C491];[.I49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2];[.C492];[.I49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3];[.C493];[.I49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4];[.C494];[.I49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5];[.C495];[.I49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6];[.C496];[.I49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7];[.C497];[.I49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8];[.C498];[.I49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499];[.C499];[.I49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0];[.C500];[.I50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1];[.C501];[.I50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2];[.C502];[.I50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3];[.C503];[.I50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4];[.C504];[.I50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5];[.C505];[.I50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6];[.C506];[.I50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7];[.C507];[.I50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8];[.C508];[.I50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09];[.C509];[.I50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0];[.C510];[.I51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1];[.C511];[.I51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2];[.C512];[.I51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3];[.C513];[.I51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4];[.C514];[.I51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5];[.C515];[.I51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6];[.C516];[.I51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7];[.C517];[.I51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8];[.C518];[.I51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19];[.C519];[.I51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0];[.C520];[.I52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1];[.C521];[.I52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2];[.C522];[.I52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3];[.C523];[.I52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4];[.C524];[.I52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5];[.C525];[.I52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6];[.C526];[.I52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7];[.C527];[.I52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8];[.C528];[.I52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29];[.C529];[.I52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0];[.C530];[.I53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1];[.C531];[.I53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2];[.C532];[.I53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3];[.C533];[.I53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4];[.C534];[.I53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5];[.C535];[.I53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6];[.C536];[.I53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7];[.C537];[.I53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8];[.C538];[.I53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39];[.C539];[.I53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0];[.C540];[.I54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1];[.C541];[.I54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2];[.C542];[.I54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3];[.C543];[.I54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4];[.C544];[.I54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5];[.C545];[.I54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6];[.C546];[.I54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7];[.C547];[.I54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8];[.C548];[.I54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49];[.C549];[.I54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0];[.C550];[.I55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1];[.C551];[.I55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2];[.C552];[.I55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3];[.C553];[.I55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4];[.C554];[.I55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5];[.C555];[.I55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6];[.C556];[.I55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7];[.C557];[.I55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8];[.C558];[.I55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59];[.C559];[.I55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0];[.C560];[.I56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1];[.C561];[.I56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2];[.C562];[.I56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3];[.C563];[.I56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4];[.C564];[.I56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5];[.C565];[.I56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6];[.C566];[.I56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7];[.C567];[.I56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8];[.C568];[.I56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69];[.C569];[.I56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0];[.C570];[.I57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1];[.C571];[.I57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2];[.C572];[.I57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3];[.C573];[.I57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4];[.C574];[.I57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5];[.C575];[.I57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6];[.C576];[.I57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7];[.C577];[.I57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8];[.C578];[.I57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79];[.C579];[.I57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0];[.C580];[.I58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1];[.C581];[.I58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2];[.C582];[.I58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3];[.C583];[.I58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4];[.C584];[.I58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5];[.C585];[.I58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6];[.C586];[.I58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7];[.C587];[.I58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8];[.C588];[.I58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89];[.C589];[.I58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0];[.C590];[.I59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1];[.C591];[.I59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2];[.C592];[.I59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3];[.C593];[.I59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4];[.C594];[.I59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5];[.C595];[.I59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6];[.C596];[.I59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7];[.C597];[.I59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8];[.C598];[.I59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599];[.C599];[.I59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0];[.C600];[.I60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1];[.C601];[.I60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2];[.C602];[.I60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3];[.C603];[.I60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4];[.C604];[.I60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5];[.C605];[.I60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6];[.C606];[.I60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7];[.C607];[.I60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8];[.C608];[.I60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09];[.C609];[.I60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0];[.C610];[.I61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1];[.C611];[.I61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2];[.C612];[.I61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3];[.C613];[.I61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4];[.C614];[.I61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5];[.C615];[.I61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6];[.C616];[.I61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7];[.C617];[.I61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8];[.C618];[.I61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19];[.C619];[.I61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0];[.C620];[.I62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1];[.C621];[.I62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2];[.C622];[.I62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3];[.C623];[.I62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4];[.C624];[.I62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5];[.C625];[.I62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6];[.C626];[.I62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7];[.C627];[.I62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8];[.C628];[.I62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29];[.C629];[.I62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0];[.C630];[.I63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1];[.C631];[.I63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2];[.C632];[.I63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3];[.C633];[.I63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4];[.C634];[.I63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5];[.C635];[.I63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6];[.C636];[.I63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7];[.C637];[.I63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8];[.C638];[.I63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39];[.C639];[.I63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0];[.C640];[.I64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1];[.C641];[.I64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2];[.C642];[.I64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3];[.C643];[.I64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4];[.C644];[.I64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5];[.C645];[.I64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6];[.C646];[.I64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7];[.C647];[.I64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8];[.C648];[.I64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49];[.C649];[.I64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0];[.C650];[.I65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1];[.C651];[.I65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2];[.C652];[.I65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3];[.C653];[.I65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4];[.C654];[.I65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5];[.C655];[.I65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6];[.C656];[.I65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7];[.C657];[.I65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8];[.C658];[.I65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59];[.C659];[.I65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0];[.C660];[.I66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1];[.C661];[.I66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2];[.C662];[.I66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3];[.C663];[.I66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4];[.C664];[.I66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5];[.C665];[.I66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6];[.C666];[.I66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7];[.C667];[.I66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8];[.C668];[.I66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69];[.C669];[.I66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0];[.C670];[.I67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1];[.C671];[.I67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2];[.C672];[.I67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3];[.C673];[.I67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4];[.C674];[.I67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5];[.C675];[.I67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6];[.C676];[.I67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7];[.C677];[.I67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8];[.C678];[.I67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79];[.C679];[.I67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0];[.C680];[.I68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1];[.C681];[.I68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2];[.C682];[.I68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3];[.C683];[.I68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4];[.C684];[.I68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5];[.C685];[.I68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6];[.C686];[.I68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7];[.C687];[.I68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8];[.C688];[.I68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89];[.C689];[.I68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0];[.C690];[.I690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1];[.C691];[.I691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2];[.C692];[.I692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3];[.C693];[.I693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4];[.C694];[.I694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5];[.C695];[.I695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6];[.C696];[.I696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7];[.C697];[.I697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8];[.C698];[.I698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699];[.C699];[.I699])">
            <text:p/>
          </table:table-cell>
          <table:table-cell table:number-columns-repeated="1023"/>
        </table:table-row>
        <table:table-row table:style-name="ro1">
          <table:table-cell table:style-name="ce2" table:formula="of:=CONCATENATE([.B700];[.C700];[.I700])">
            <text:p/>
          </table:table-cell>
          <table:table-cell table:number-columns-repeated="1023"/>
        </table:table-row>
        <table:table-row table:style-name="ro1" table:number-rows-repeated="10478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Db_Result.A1:Db_Result.AMJ1048576">
          <table:sort>
            <table:sort-by table:field-number="3" table:data-type="automatic"/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2" number:min-decimal-places="2" number:min-integer-digits="1"/>
      <number:text> </number:text>
    </number:number-style>
    <number:number-style style:name="N126">
      <number:number number:decimal-places="0" number:min-decimal-places="0" number:min-integer-digits="1"/>
      <number:text> </number:text>
    </number:number-style>
    <number:number-style style:name="N127P0" style:volatile="true">
      <number:number number:decimal-places="0" number:min-decimal-places="0" number:min-integer-digits="1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27P0"/>
    </number:number-style>
    <number:number-style style:name="N128">
      <number:number number:decimal-places="1" number:min-decimal-places="1" number:min-integer-digits="1"/>
      <number:text> </number:text>
    </number:number-style>
    <number:number-style style:name="N129P0" style:volatile="true">
      <number:number number:decimal-places="1" number:min-decimal-places="1" number:min-integer-digits="1"/>
      <number:text> </number:text>
    </number:number-style>
    <number:number-style style:name="N129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/>
      <number:text>)</number:text>
      <style:map style:condition="value()&gt;=0" style:apply-style-name="N130P0"/>
    </number:number-style>
    <number:number-style style:name="N131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date-style style:name="N133">
      <number:month/>
      <number:text>/</number:text>
      <number:day/>
      <number:text>/</number:text>
      <number:year number:style="long"/>
    </number:date-style>
    <number:time-style style:name="N134">
      <number:hours/>
      <number:text>:</number:text>
      <number:minutes number:style="long"/>
      <number:text> </number:text>
      <number:am-pm/>
    </number:time-style>
    <number:number-style style:name="N135">
      <number:number number:decimal-places="11" number:min-decimal-places="11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13" number:min-decimal-places="13" number:min-integer-digits="1"/>
    </number:number-style>
    <number:number-style style:name="N144">
      <number:number number:decimal-places="12" number:min-decimal-places="12" number:min-integer-digits="1"/>
    </number:number-style>
    <number:number-style style:name="N145">
      <number:number number:decimal-places="14" number:min-decimal-places="14" number:min-integer-digits="1"/>
    </number:number-style>
    <number:number-style style:name="N146">
      <number:number number:decimal-places="15" number:min-decimal-places="15" number:min-integer-digits="1"/>
    </number:number-style>
    <number:number-style style:name="N147">
      <number:number number:decimal-places="16" number:min-decimal-places="16" number:min-integer-digits="1"/>
    </number:number-style>
    <number:number-style style:name="N148">
      <number:number number:decimal-places="17" number:min-decimal-places="17" number:min-integer-digits="1"/>
    </number:number-style>
    <number:number-style style:name="N149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fill-character> </number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8:30:58.688241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4:53:12.997422286</meta:creation-date>
    <dc:date>2020-11-02T08:37:20.408339100</dc:date>
    <meta:editing-duration>PT8M7S</meta:editing-duration>
    <meta:editing-cycles>6</meta:editing-cycles>
    <meta:generator>LibreOffice/7.0.2.2$Linux_X86_64 LibreOffice_project/00$Build-2</meta:generator>
    <meta:document-statistic meta:table-count="1" meta:cell-count="1404" meta:object-count="0"/>
  </office:meta>
</office:document-meta>
</file>